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081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3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2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>
            <text:p>name=</text:p>
          </table:table-cell>
          <table:table-cell office:value-type="string">
            <text:p>conv_note_to_num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office:annotation draw:style-name="gr1" draw:text-style-name="P1" svg:width="2.899cm" svg:height="1.227cm" svg:x="6.553cm" svg:y="0.233cm" draw:caption-point-x="-0.61cm" draw:caption-point-y="1.512cm">
              <dc:creator>ik</dc:creator>
              <dc:date>2022-11-18T00:00:00</dc:date>
              <text:p text:style-name="P1"><text:span text:style-name="T1">name=conv_note_to_num</text:span></text:p>
            </office:annotation>
            <text:p>A</text:p>
          </table:table-cell>
          <table:table-cell table:style-name="ce3" office:value-type="float" office:value="1">
            <text:p>1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string">
            <text:p>B</text:p>
          </table:table-cell>
          <table:table-cell table:style-name="ce3" office:value-type="float" office:value="2">
            <text:p>2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string">
            <text:p>C</text:p>
          </table:table-cell>
          <table:table-cell table:style-name="ce3" office:value-type="float" office:value="3">
            <text:p>3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D</text:p>
          </table:table-cell>
          <table:table-cell table:style-name="ce3" office:value-type="float" office:value="4">
            <text:p>4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E</text:p>
          </table:table-cell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G</text:p>
          </table:table-cell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style-name="ce7" table:formula="of:=NOW()" office:value-type="date" office:date-value="2022-11-20T15:06:51.66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  <table:named-expressions/>
      </table:table>
      <table:table table:name="sort_h_7-6-5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36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9" office:value-type="float" office:value="1">
            <text:p>1</text:p>
          </table:table-cell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Df-q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3"/>
          <table:table-cell table:number-columns-repeated="2" table:style-name="ce9" office:value-type="float" office:value="1">
            <text:p>1</text:p>
          </table:table-cell>
          <table:table-cell table:style-name="ce11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5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/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1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11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20T15:06:51.75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37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sort_blow-note" table:style-name="ta1" table:print="false"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23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3"/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5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table:number-columns-repeated="2"/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4" table:style-name="ce12" office:value-type="float" office:value="1">
            <text:p>1</text:p>
          </table:table-cell>
          <table:table-cell table:style-name="ce12"/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table:number-columns-repeated="2"/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 table:number-columns-repeated="2"/>
          <table:table-cell table:style-name="ce13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>
            <text:p>1</text:p>
          </table:table-cell>
          <table:table-cell table:style-name="ce13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3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20T15:06:51.83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glow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45])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4" office:value-type="float" office:value="1">
            <text:p>1</text:p>
          </table:table-cell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?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 table:number-columns-repeated="2"/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 table:number-columns-repeated="2"/>
          <table:table-cell table:style-name="ce5" table:number-columns-repeated="2"/>
          <table:table-cell table:style-name="ce6" office:value-type="date" office:date-value="2022-11-20T14:57:35.18">
            <text:p>11/20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table:number-columns-repeated="2"/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table:number-columns-repeated="2"/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Df-q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table:number-columns-repeated="3"/>
          <table:table-cell table:number-columns-repeated="2" table:style-name="ce14" office:value-type="float" office:value="1">
            <text:p>1</text:p>
          </table:table-cell>
          <table:table-cell table:style-name="ce15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table:number-columns-repeated="3"/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 table:number-columns-repeated="2"/>
          <table:table-cell table:style-name="ce15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4"/>
          <table:table-cell table:style-name="ce15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20T15:06:51.91">
            <text:p>11/20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named-expressions>
        <table:named-range table:name="conv_note_to_num" table:base-cell-address="$data.$D$10" table:cell-range-address="$data.$C$4:.$D$10"/>
      </table:named-expressions>
      <table:database-ranges>
        <table:database-range table:target-range-address="'sort_h_7-6-5'.A16:'sort_h_7-6-5'.AMJ24" table:contains-header="false">
          <table:sort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2" style:family="table-cell" style:parent-style-name="Default">
      <style:table-cell-properties fo:background-color="#99ffff"/>
    </style:style>
    <style:style style:name="shibue_5f_fingerng_5f_1" style:display-name="shibue_fingerng_1" style:family="table-cell" style:parent-style-name="Default">
      <style:table-cell-properties fo:background-color="#99ff66"/>
    </style:style>
    <style:style style:name="無題1" style:family="table-cell" style:parent-style-name="Default">
      <style:table-cell-properties fo:background-color="#cc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0">2022/11/20</text:date>, <text:time>15:06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4T09:28:32.58</meta:creation-date>
    <dc:date>2022-11-20T15:06:51.46</dc:date>
    <dc:creator>iwabuchi ken</dc:creator>
    <meta:editing-duration>PT3H24M23S</meta:editing-duration>
    <meta:editing-cycles>63</meta:editing-cycles>
    <meta:generator>OpenOffice/4.1.3$Win32 OpenOffice.org_project/413m1$Build-9783</meta:generator>
    <meta:document-statistic meta:table-count="4" meta:cell-count="941" meta:object-count="0"/>
  </office:meta>
</office:document-meta>
</file>